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0" style:family="paragraph" style:parent-style-name="Subtitle">
      <style:paragraph-properties fo:padding="0.074cm" fo:border-left="none" fo:border-right="none" fo:border-top="none" fo:border-bottom="0.035cm solid #000000" style:join-border="false"/>
      <style:text-properties style:font-name="Optima1"/>
    </style:style>
    <style:style style:name="P51" style:family="paragraph" style:parent-style-name="Standard" style:master-page-name="">
      <style:paragraph-properties style:page-number="auto">
        <style:tab-stops/>
      </style:paragraph-properties>
    </style:style>
    <style:style style:name="P52" style:family="paragraph" style:parent-style-name="Text_20_body">
      <style:text-properties style:font-name="Monaco1" fo:font-size="9pt" style:font-size-asian="9pt" style:font-size-complex="9pt"/>
    </style:style>
    <style:style style:name="P53" style:family="paragraph" style:parent-style-name="Table_20_Contents">
      <style:paragraph-properties fo:background-color="#cccccc">
        <style:background-image/>
      </style:paragraph-properties>
    </style:style>
    <style:style style:name="P54" style:family="paragraph" style:parent-style-name="Contents_20_2">
      <style:paragraph-properties>
        <style:tab-stops>
          <style:tab-stop style:position="0cm"/>
        </style:tab-stops>
      </style:paragraph-properties>
    </style:style>
    <style:style style:name="P55" style:family="paragraph" style:parent-style-name="Contents_20_1">
      <style:paragraph-properties>
        <style:tab-stops>
          <style:tab-stop style:position="0cm"/>
          <style:tab-stop style:position="3cm"/>
        </style:tab-stops>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8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82" style:family="paragraph" style:parent-style-name="Table_20_Contents" style:list-style-name="L10">
      <style:paragraph-properties fo:margin-left="0.415cm" fo:margin-right="0.011cm" fo:text-indent="0cm" style:auto-text-indent="false"/>
    </style:style>
    <style:style style:name="P83" style:family="paragraph" style:parent-style-name="Table_20_Contents" style:list-style-name="L10">
      <style:paragraph-properties fo:margin-left="0.415cm" fo:margin-right="0.011cm" fo:text-indent="0cm" style:auto-text-indent="false">
        <style:tab-stops/>
      </style:paragraph-properties>
    </style:style>
    <style:style style:name="P84" style:family="paragraph" style:parent-style-name="Heading_20_1" style:master-page-name="Standard">
      <style:paragraph-properties style:page-number="auto"/>
    </style:style>
    <style:style style:name="P85" style:family="paragraph" style:parent-style-name="Heading_20_1">
      <style:paragraph-properties fo:break-before="page"/>
    </style:style>
    <style:style style:name="P86" style:family="paragraph" style:parent-style-name="Heading_20_2" style:list-style-name="">
      <style:paragraph-properties fo:keep-together="always"/>
    </style:style>
    <style:style style:name="P87" style:family="paragraph" style:parent-style-name="Heading_20_2">
      <style:paragraph-properties fo:break-before="page"/>
    </style:style>
    <style:style style:name="P88" style:family="paragraph" style:parent-style-name="Heading_20_2">
      <style:paragraph-properties fo:margin-left="3cm" fo:margin-right="0cm" fo:text-indent="0cm" style:auto-text-indent="false"/>
    </style:style>
    <style:style style:name="P8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style:text-line-through-style="none"/>
    </style:style>
    <style:style style:name="T16" style:family="text">
      <style:text-properties fo:font-size="10pt" style:letter-kerning="false"/>
    </style:style>
    <style:style style:name="T17" style:family="text">
      <style:text-properties style:font-name="Optima1" fo:font-size="10pt" style:font-size-asian="10pt" style:font-size-complex="10pt"/>
    </style:style>
    <style:style style:name="T18" style:family="text">
      <style:text-properties style:font-name="Optima1" fo:font-size="10pt" fo:font-weight="normal" fo:background-color="transparent" style:font-size-asian="10pt" style:font-weight-asian="normal" style:font-size-complex="10pt" style:font-weight-complex="normal"/>
    </style:style>
    <style:style style:name="T19" style:family="text">
      <style:text-properties style:font-name="Optima1" fo:font-size="10pt" fo:font-style="italic" style:font-size-asian="10pt" style:font-style-asian="italic" style:font-size-complex="10pt" style:font-style-complex="italic"/>
    </style:style>
    <style:style style:name="T20" style:family="text">
      <style:text-properties style:font-name="Optima1" fo:font-size="10pt" fo:font-style="normal" style:font-size-asian="10pt" style:font-style-asian="normal" style:font-size-complex="10pt" style:font-style-complex="normal"/>
    </style:style>
    <style:style style:name="T21" style:family="text">
      <style:text-properties style:font-name="Optima2" fo:font-size="10pt" style:font-size-asian="10pt" style:font-size-complex="10pt"/>
    </style:style>
    <style:style style:name="T22" style:family="text">
      <style:text-properties style:letter-kerning="false"/>
    </style:style>
    <style:style style:name="T23"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49">version 2.0.5</text:p>
      <text:p text:style-name="P50">Installation and Configuration Guide</text:p>
      <text:p text:style-name="P8"/>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Chapter 1<text:tab/><text:a xlink:type="simple" xlink:href="#__RefHeading__18865_1508206336">About this Guide <text:s text:c="2"/><text:tab/>3</text:a></text:p>
          <text:p text:style-name="P55">Chapter 2<text:tab/><text:a xlink:type="simple" xlink:href="#__RefHeading__18867_1508206336">Introduction <text:s text:c="2"/><text:tab/>4</text:a></text:p>
          <text:p text:style-name="P54"><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55">Chapter 3<text:tab/><text:a xlink:type="simple" xlink:href="#__RefHeading__18869_1508206336">System Requirements <text:s text:c="2"/><text:tab/>6</text:a></text:p>
          <text:p text:style-name="P54"><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54"><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54"><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55">Chapter 4<text:tab/><text:a xlink:type="simple" xlink:href="#__RefHeading__18871_1508206336">Installation <text:s text:c="2"/><text:tab/>9</text:a></text:p>
          <text:p text:style-name="P54"><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54"><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55">Chapter 5<text:tab/><text:a xlink:type="simple" xlink:href="#__RefHeading__18873_1508206336">Configuration <text:s text:c="2"/><text:tab/>10</text:a></text:p>
          <text:p text:style-name="P54"><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54"><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54"><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54"><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54"><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54"><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54"><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54"><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54"><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54"><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54"><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54"><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54"><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54"><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54"><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54"><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54"><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54"><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54"><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55">Chapter 6<text:tab/><text:a xlink:type="simple" xlink:href="#__RefHeading__18875_1508206336">Managing User Accounts <text:s text:c="2"/><text:tab/>43</text:a></text:p>
          <text:p text:style-name="P54"><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54"><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55">Chapter 7<text:tab/><text:a xlink:type="simple" xlink:href="#__RefHeading__18877_1508206336">Funambol <text:s text:c="2"/><text:tab/>45</text:a></text:p>
          <text:p text:style-name="P55">Chapter 8<text:tab/><text:a xlink:type="simple" xlink:href="#__RefHeading__18879_1508206336">Using SOGo <text:s text:c="2"/><text:tab/>48</text:a></text:p>
          <text:p text:style-name="P54"><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54"><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54"><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54"><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54"><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55">Chapter 9<text:tab/><text:a xlink:type="simple" xlink:href="#__RefHeading__18881_1508206336">Upgrading <text:s text:c="2"/><text:tab/>52</text:a></text:p>
          <text:p text:style-name="P55">Chapter 10<text:tab/><text:a xlink:type="simple" xlink:href="#__RefHeading__18883_1508206336">Additional Information <text:s text:c="2"/><text:tab/>54</text:a></text:p>
          <text:p text:style-name="P55">Chapter 11<text:tab/><text:a xlink:type="simple" xlink:href="#__RefHeading__18885_1508206336">Commercial Support and Contact Information <text:s text:c="2"/><text:tab/>55</text:a></text:p>
        </text:index-body>
      </text:table-of-content>
      <text:p text:style-name="Standard"/>
      <text:h text:style-name="P84"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7"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5"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3064108231341827569"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7"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505324955786340320"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6064400395106951172"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940461924149367799"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7690567777321869522" text:style-name="L5">
              <text:list-item>
                <text:p text:style-name="P71"><text:s/>Microsoft Windows XP SP2 or Vista</text:p>
              </text:list-item>
            </text:list>
            <text:p text:style-name="Table_20_Contents"/>
            <text:p text:style-name="Table_20_Contents">Apple Mac OS X</text:p>
            <text:list xml:id="list276275795808381992" text:style-name="L6">
              <text:list-item>
                <text:p text:style-name="P72"><text:s/>Apple Mac OS X 10.2 or later</text:p>
              </text:list-item>
            </text:list>
            <text:p text:style-name="Table_20_Contents"/>
            <text:p text:style-name="Table_20_Contents">Linux</text:p>
            <text:list xml:id="list5974171077879394424"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894192416636000891"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216141796" text:continue-numbering="true" text:style-name="L8">
              <text:list-header>
                <text:p text:style-name="P74">Apple iPhone / iPod / iPad using Apple iOS 3.0 or later</text:p>
              </text:list-header>
            </text:list>
          </table:table-cell>
        </table:table-row>
      </table:table>
      <text:p text:style-name="Standard"/>
      <text:h text:style-name="P87"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2042675351589346869" text:style-name="L9">
        <text:list-header>
          <text:p text:style-name="P62">❏<text:tab/>Red Hat Enterprise Linux (RHEL) Server 5 and 6</text:p>
          <text:p text:style-name="P62">❏<text:tab/>Community ENTerprise Operating System (CentOS) 5 and 6</text:p>
          <text:p text:style-name="P62">❏<text:tab/>Debian GNU/Linux 5.0 (Lenny) to 7.0 (Wheezy)</text:p>
          <text:p text:style-name="P62">❏<text:tab/>Ubuntu 8.10 (Intrepid)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5"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5"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7"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7"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4">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4">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88301386680696895"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96164960" text:continue-numbering="true" text:style-name="L10">
              <text:list-header>
                <text:p text:style-name="P75">• Public</text:p>
                <text:p text:style-name="P75">• Confidential</text:p>
                <text:p text:style-name="P75">• Private</text:p>
                <text:p text:style-name="P75">And each string must end with one of those 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6">jectCreator</text:span></text:p>
                <text:p text:style-name="P67"><text:span text:style-name="T16">•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7">and</text:span><text:span text:style-name="T8"> “ConfidentialD</text:span><text:span text:style-name="T8">A</text:span><text:span text:style-name="T8">ndTViewer”.</text:span></text:p>
          </table:table-cell>
        </table:table-row>
        <text:soft-page-break/>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925605419" text:continue-numbering="true" text:style-name="L10">
              <text:list-header>
                <text:p text:style-name="P67">• Obje<text:span text:style-name="T16">ctViewer</text:span></text:p>
                <text:p text:style-name="P76">• ObjectEditor</text:p>
                <text:p text:style-name="P76">• ObjectCreator</text:p>
                <text:p text:style-name="P67"><text:span text:style-name="T16">•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867563508" text:continue-numbering="true" text:style-name="L10">
              <text:list-header>
                <text:p text:style-name="P67">• Braz<text:span text:style-name="T16">ilianPortuguese</text:span></text:p>
                <text:p text:style-name="P76">• Czech</text:p>
                <text:p text:style-name="P76">• Dutch</text:p>
                <text:p text:style-name="P77">• English</text:p>
                <text:p text:style-name="P77">• French</text:p>
                <text:p text:style-name="P77">• German</text:p>
                <text:p text:style-name="P77">• Hungarian</text:p>
              </text:list-header>
            </text:list>
            <text:list xml:id="list638348276" text:style-name="L10">
              <text:list-header>
                <text:p text:style-name="P76">• Italian</text:p>
                <text:p text:style-name="P76">• Russian</text:p>
                <text:p text:style-name="P76">• Spanish</text:p>
                <text:p text:style-name="P76">• Swedish</text:p>
                <text:p text:style-name="P67"><text:span text:style-name="T16">•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669246138" text:continue-list="list867563508"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ext:soft-page-break/>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89323623"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2114392820"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984065496"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4">@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3">rd</text:span> typed character.</text:p>
          </table:table-cell>
        </table:table-row>
      </table:table>
      <text:p text:style-name="Standard"/>
      <text:h text:style-name="P88"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4">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4">Inverse </text:span><text:span text:style-name="T11">with a </text:span><text:span text:style-name="T14">mail</text:span><text:span text:style-name="T11"> address and not </text:span><text:span text:style-name="T14">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6">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3">must be unique across the whole SOGo installation</text:span><text:span text:style-name="T12"> since it is used to identify the user in the </text:span><text:span text:style-name="T9">folder_info</text:span><text:span text:style-name="T12">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19">inequality operator</text:span></text:p>
            <text:p text:style-name="P56">= <text:s/><text:span text:style-name="T19">equality operator</text:span></text:p>
            <text:p text:style-name="P80">Multiple qualifiers can be joined by using OR and AND, they can also be grouped together by using parenthesis. Attribute values should be quoted to avoid unexpected behaviour.</text:p>
            <text:p text:style-name="P46"><text:span text:style-name="T20">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8">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7">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7">http://wiki.dovecot.org/Authentication/PasswordSchemes</text:span></text:a><text:span text:style-name="T17">. <text:line-break/>Note that cram-md5 is not actually using cram-md5 (due to the lack of chall</text:span><text:span text:style-name="T17">e</text:span><text:span text:style-name="T17">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6">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053617128346556872"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4">mapping</text:span><text:span text:style-name="T11"> configuration parameter. </text:span></text:p>
      <text:p text:style-name="Text_20_body">For example, if the LDAP schema uses the <text:span text:style-name="T14">fax</text:span><text:span text:style-name="T11"> attribute to store the fax number, one could map it to the </text:span><text:span text:style-name="T14">facsimiletelephonenumber</text:span><text:span text:style-name="T11"> attribute like this:</text:span></text:p>
      <text:p text:style-name="P52">mapping = {</text:p>
      <text:p text:style-name="P52"><text:s text:c="3"/>facsimiletelephonenumber = ("fax", "facsimiletelephonenumber");</text:p>
      <text:p text:style-name="P52">};</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3">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4">or</text:span> cn <text:span text:style-name="T14">or</text:span><text:span text:style-name="T11">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3">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ext:soft-page-break/>
        <table:table-row>
          <table:table-cell table:style-name="Table14.A6" table:number-columns-spanned="2" office:value-type="string">
            <text:p text:style-name="P53">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3">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3">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3">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text:soft-page-break/>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text:soft-page-break/>store and retrieve secured user sessions information. <text:span text:style-name="T17">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7">Parameter used to set the database URL for email-based alarms (that can be set on events and tasks). This parameter is relevant only if <text:s/>SOGoEnableEMailAlarms is set to YES. For PostgreSQL, the database URL could be set to something </text:span><text:span text:style-name="T17">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18">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6">this</text:span> user source, set to <text:span text:style-name="Code_20__28_inline_29_">sql</text:span> for a SQL source</text:p>
          </table:table-cell>
        </table:table-row>
        <text:soft-page-break/>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2006051068" text:continue-list="list1984065496" text:style-name="L10">
              <text:list-header>
                <text:p text:style-name="P82">• <text:span text:style-name="T8">c_uid</text:span> : will be used for authentication – it's a username or username@domain.tld</text:p>
                <text:p text:style-name="P82">• <text:span text:style-name="T8">c_name</text:span> : will be used to uniquely identify entries – which can be identical to c_uid </text:p>
                <text:p text:style-name="P82">• <text:span text:style-name="T8">c_password</text:span> : password of the user, plain text, crypt, md5 or sha encoded </text:p>
                <text:p text:style-name="P82">• <text:span text:style-name="T8">c_cn</text:span> : the user's common name</text:p>
                <text:p text:style-name="P82">• <text:span text:style-name="T8">mail</text:span> : the user's email address</text:p>
                <text:p text:style-name="P8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7">The default algorithm used for password encryption when </text:span><text:span text:style-name="T17">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7">. <text:line-break/>If no scheme is given, userPasswordAlgorithm is used instead. The schemes listed above follow the algorithms <text:line-break/>described in </text:span><text:a xlink:type="simple" xlink:href="http://wiki.dovecot.org/Authentication/PasswordSchemes"><text:span text:style-name="T17">http://wiki.dovecot.org/Authentication/PasswordSchemes</text:span></text:a><text:span text:style-name="T17">. <text:line-break/>Note that cram-md5 is not actually using cram-md5 (due to the lack of chall</text:span><text:span text:style-name="T17">e</text:span><text:span text:style-name="T17">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text:soft-page-break/>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5666040805895365935" text:style-name="L12">
              <text:list-header>
                <text:p text:style-name="P78"><text:span text:style-name="Code_20__28_inline_29_">• sendmail</text:span> – to use the sendmail binary</text:p>
                <text:p text:style-name="P78"><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1">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2">//localhost:993</text:span></text:span></text:p>
                <text:p text:style-name="P67"><text:span text:style-name="T16">•</text:span><text:span text:style-name="Code_20__28_inline_29_"> </text:span><text:span text:style-name="Code_20__28_inline_29_"><text:span text:style-name="T22">imaps:</text:span></text:span><text:span text:style-name="Code_20__28_inline_29_">//localhost:143/?tls=YES</text:span></text:p>
              </text:list-header>
            </text:list>
          </table:table-cell>
        </table:table-row>
        <text:soft-page-break/>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2148691688" text:continue-numbering="true" text:style-name="L10">
              <text:list-header>
                <text:p text:style-name="P67">•<text:span text:style-name="Code_20__28_inline_29_"> sie</text:span><text:span text:style-name="Code_20__28_inline_29_"><text:span text:style-name="T22">ve://localhost</text:span></text:span></text:p>
                <text:p text:style-name="P67"><text:span text:style-name="T16">•</text:span><text:span text:style-name="Code_20__28_inline_29_"> </text:span><text:span text:style-name="Code_20__28_inline_29_"><text:span text:style-name="T22">sieve://localhost:2000</text:span></text:span></text:p>
                <text:p text:style-name="P67"><text:span text:style-name="T16">•</text:span><text:span text:style-name="Code_20__28_inline_29_"> </text:span><text:span text:style-name="Code_20__28_inline_29_"><text:span text:style-name="T22">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770358329"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2175177452" text:continue-list="list5505324955786340320" text:style-name="L12">
              <text:list-header>
                <text:p text:style-name="P78">Parameter used to specify which RFC the IMAP server implements with respect to ACLs. Possible values are :</text:p>
              </text:list-header>
            </text:list>
            <text:list xml:id="list1387478948" text:continue-list="list770358329" text:style-name="L10">
              <text:list-header>
                <text:p text:style-name="P67">•<text:span text:style-name="Code_20__28_inline_29_"> </text:span><text:span text:style-name="Code_20__28_inline_29_"><text:span text:style-name="T22">rfc2086</text:span></text:span></text:p>
                <text:p text:style-name="P67"><text:span text:style-name="T16">•</text:span><text:span text:style-name="Code_20__28_inline_29_"> </text:span><text:span text:style-name="Code_20__28_inline_29_"><text:span text:style-name="T22">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775405975"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904596472"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2103312434" text:continue-numbering="true" text:style-name="L10">
              <text:list-header>
                <text:p text:style-name="P67">•<text:span text:style-name="Code_20__28_inline_29_"> Cal</text:span><text:span text:style-name="Code_20__28_inline_29_"><text:span text:style-name="T22">endar</text:span></text:span></text:p>
                <text:p text:style-name="P67"><text:span text:style-name="T22">•</text:span><text:span text:style-name="Code_20__28_inline_29_"><text:span text:style-name="T22"> Mail</text:span></text:span></text:p>
                <text:p text:style-name="P67"><text:span text:style-name="T22">•</text:span><text:span text:style-name="Code_20__28_inline_29_"><text:span text:style-name="T22">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5">Parameter used to specify the relative </text:span><text:span text:style-name="T15">URL of the site favion.<text:line-break/></text:span><text:span text:style-name="T15">When unset, defaults to the file </text:span><text:span text:style-name="Code_20__28_inline_29_"><text:span text:style-name="T15">sogo.ico</text:span></text:span><text:span text:style-name="T15"> under </text:span><text:span text:style-name="T15">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5">Parameter used to specify the path of the zip binary used to archive messages. Defaults to </text:span><text:span text:style-name="Code_20__28_inline_29_"><text:span text:style-name="T15">/usr/bin/zip w</text:span></text:span><text:span text:style-name="T15">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ext:soft-page-break/>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4">Cronjob</text:span> — Vacation messages expiration”<text:span text:style-name="T11">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437931036" text:continue-list="list2175177452"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674629848"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ext:soft-page-break/>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1731848888" text:continue-numbering="true" text:style-name="L12">
              <text:list-header>
                <text:p text:style-name="P68">•<text:span text:style-name="Code_20__28_inline_29_"> s</text:span><text:span text:style-name="Code_20__28_inline_29_"><text:span text:style-name="T22">elected</text:span></text:span></text:p>
                <text:p text:style-name="P68"><text:span text:style-name="T22">•</text:span><text:span text:style-name="Code_20__28_inline_29_"><text:span text:style-name="T22"> personal</text:span></text:span></text:p>
                <text:p text:style-name="P68"><text:span text:style-name="T22">•</text:span><text:span text:style-name="Code_20__28_inline_29_"><text:span text:style-name="T22">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2132558890" text:continue-numbering="true" text:style-name="L12">
              <text:list-header>
                <text:p text:style-name="P68">•<text:span text:style-name="Code_20__28_inline_29_"> Jan</text:span><text:span text:style-name="Code_20__28_inline_29_"><text:span text:style-name="T22">uary1</text:span></text:span></text:p>
                <text:p text:style-name="P68"><text:span text:style-name="T22">•</text:span><text:span text:style-name="Code_20__28_inline_29_"><text:span text:style-name="T22"> First4DayWeek</text:span></text:span></text:p>
                <text:p text:style-name="P68"><text:span text:style-name="T22">•</text:span><text:span text:style-name="Code_20__28_inline_29_"><text:span text:style-name="T22">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4">date</text:span> command or the <text:span text:style-name="T14">strftime</text:span><text:span text:style-name="T11"> C function for the list of available </text:span><text:span text:style-name="T11">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ext:soft-page-break/>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209361865" text:continue-numbering="true" text:style-name="L12">
              <text:list-header>
                <text:p text:style-name="P68">•<text:span text:style-name="Code_20__28_inline_29_"> inl</text:span><text:span text:style-name="Code_20__28_inline_29_"><text:span text:style-name="T22">ine</text:span></text:span></text:p>
                <text:p text:style-name="P68"><text:span text:style-name="T22">•</text:span><text:span text:style-name="Code_20__28_inline_29_"><text:span text:style-name="T22">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960817334" text:continue-numbering="true" text:style-name="L12">
              <text:list-header>
                <text:p text:style-name="P68">•<text:span text:style-name="Code_20__28_inline_29_"> a</text:span><text:span text:style-name="Code_20__28_inline_29_"><text:span text:style-name="T22">bove</text:span></text:span></text:p>
                <text:p text:style-name="P68"><text:span text:style-name="T22">•</text:span><text:span text:style-name="Code_20__28_inline_29_"><text:span text:style-name="T22">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321556810" text:continue-numbering="true" text:style-name="L12">
              <text:list-header>
                <text:p text:style-name="P68">•<text:span text:style-name="Code_20__28_inline_29_"> abov</text:span><text:span text:style-name="Code_20__28_inline_29_"><text:span text:style-name="T22">e</text:span></text:span></text:p>
                <text:p text:style-name="P68"><text:span text:style-name="T22">•</text:span><text:span text:style-name="Code_20__28_inline_29_"><text:span text:style-name="T22">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923594461" text:continue-numbering="true" text:style-name="L12">
              <text:list-header>
                <text:p text:style-name="P68">•<text:span text:style-name="Code_20__28_inline_29_"> te</text:span><text:span text:style-name="Code_20__28_inline_29_"><text:span text:style-name="T22">xt</text:span></text:span></text:p>
                <text:p text:style-name="P68"><text:span text:style-name="T22">•</text:span><text:span text:style-name="Code_20__28_inline_29_"><text:span text:style-name="T22">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7">OCSEMailAlarmsFolderURL</text:span> parameter and enable the associated <text:span text:style-name="T14">cronjob</text:span><text:span text:style-name="T11">.</text:span></text:p>
            <text:p text:style-name="Table_20_Contents">See the “<text:span text:style-name="T14">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ext:soft-page-break/>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1">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4">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oft-page-break/><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ext:soft-page-break/>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7"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7" text:outline-level="2"><text:bookmark-start text:name="__RefHeading__19238_1508206336"/><text:span text:style-name="T14">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4">cronjob</text:span> that will run under the “sogo” user. This <text:span text:style-name="T14">cronjob</text:span> should be run every minute.</text:p>
      <text:p text:style-name="Standard"><text:span text:style-name="T17">A commented out e</text:span>xample should have been installed in <text:span text:style-name="Code_20__28_inline_29_">/etc/cron.d/sogo</text:span>, to enable it, simply uncomment it.</text:p>
      <text:p text:style-name="P15">As a reference, the <text:span text:style-name="T14">cronjob</text:span> should de defined like this::</text:p>
      <text:p text:style-name="Code">* * * * * <text:s text:c="6"/>/usr/sbin/sogo-ealarms-notify</text:p>
      <text:p text:style-name="Code"/>
      <text:h text:style-name="Heading_20_2" text:outline-level="2"><text:bookmark-start text:name="__RefHeading__19240_1508206336"/><text:span text:style-name="T14">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7"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5"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1">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1">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6" text:outline-level="2"/>
      <text:h text:style-name="P87"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5"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9" text:outline-level="1"/>
      <text:h text:style-name="P85"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76</meta:editing-cycles>
    <meta:editing-duration>P11DT14H26M44S</meta:editing-duration>
    <dc:date>2013-06-06T16:04:35</dc:date>
    <meta:document-statistic meta:table-count="14" meta:image-count="4" meta:object-count="0" meta:page-count="57" meta:paragraph-count="1266" meta:word-count="11049" meta:character-count="74315"/>
    <meta:user-defined meta:name="Info 1"/>
    <meta:user-defined meta:name="Info 2"/>
    <meta:user-defined meta:name="Info 3"/>
    <meta:user-defined meta:name="Info 4"/>
  </office:meta>
</office:document-meta>
</file>